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officeooo:rsid="001f13ac" officeooo:paragraph-rsid="001f13ac" style:font-size-asian="15pt" style:font-size-complex="15pt"/>
    </style:style>
    <style:style style:name="P2" style:family="paragraph" style:parent-style-name="Standard">
      <style:paragraph-properties fo:text-align="start" style:justify-single-word="false"/>
      <style:text-properties fo:font-size="15pt" officeooo:rsid="001f13ac" officeooo:paragraph-rsid="001f13ac" style:font-size-asian="15pt" style:font-size-complex="15pt"/>
    </style:style>
    <style:style style:name="P3" style:family="paragraph" style:parent-style-name="Standard">
      <style:paragraph-properties fo:text-align="start" style:justify-single-word="false"/>
      <style:text-properties fo:font-size="15pt" officeooo:rsid="001f9663" officeooo:paragraph-rsid="001f9663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fo:font-size="15pt" officeooo:rsid="00205a9f" officeooo:paragraph-rsid="00205a9f" style:font-size-asian="15pt" style:font-size-complex="15pt"/>
    </style:style>
    <style:style style:name="P5" style:family="paragraph" style:parent-style-name="Standard">
      <style:paragraph-properties fo:text-align="start" style:justify-single-word="false"/>
      <style:text-properties fo:font-size="15pt" officeooo:rsid="0020dd00" officeooo:paragraph-rsid="0020dd00" style:font-size-asian="15pt" style:font-size-complex="15pt"/>
    </style:style>
    <style:style style:name="P6" style:family="paragraph" style:parent-style-name="Standard">
      <style:paragraph-properties fo:text-align="start" style:justify-single-word="false"/>
      <style:text-properties fo:font-size="15pt" officeooo:rsid="00270f93" officeooo:paragraph-rsid="00270f93" style:font-size-asian="15pt" style:font-size-complex="15pt"/>
    </style:style>
    <style:style style:name="P7" style:family="paragraph" style:parent-style-name="Standard">
      <style:paragraph-properties fo:text-align="start" style:justify-single-word="false"/>
      <style:text-properties fo:font-size="15pt" officeooo:rsid="00273553" officeooo:paragraph-rsid="00273553" style:font-size-asian="15pt" style:font-size-complex="15pt"/>
    </style:style>
    <style:style style:name="P8" style:family="paragraph" style:parent-style-name="Standard">
      <style:paragraph-properties fo:text-align="start" style:justify-single-word="false"/>
      <style:text-properties fo:font-size="15pt" officeooo:rsid="0027acb7" officeooo:paragraph-rsid="0027acb7" style:font-size-asian="15pt" style:font-size-complex="15pt"/>
    </style:style>
    <style:style style:name="P9" style:family="paragraph" style:parent-style-name="Standard">
      <style:paragraph-properties fo:text-align="center" style:justify-single-word="false"/>
      <style:text-properties fo:font-size="15pt" fo:font-weight="bold" officeooo:rsid="001f13ac" officeooo:paragraph-rsid="001f13ac" style:font-size-asian="15pt" style:font-weight-asian="bold" style:font-size-complex="15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5pt" officeooo:rsid="001f9663" officeooo:paragraph-rsid="002847fd" style:font-size-asian="15pt" style:font-size-complex="15pt"/>
    </style:style>
    <style:style style:name="P11" style:family="paragraph" style:parent-style-name="Standard">
      <style:paragraph-properties fo:text-align="start" style:justify-single-word="false"/>
      <style:text-properties fo:font-size="15pt" officeooo:rsid="002b86d5" officeooo:paragraph-rsid="002bfc01" style:font-size-asian="15pt" style:font-size-complex="15pt"/>
    </style:style>
    <style:style style:name="P12" style:family="paragraph" style:parent-style-name="Standard">
      <style:paragraph-properties fo:text-align="start" style:justify-single-word="false"/>
      <style:text-properties fo:font-size="15pt" officeooo:rsid="00205a9f" officeooo:paragraph-rsid="00205a9f" style:font-size-asian="15pt" style:font-size-complex="15pt"/>
    </style:style>
    <style:style style:name="P13" style:family="paragraph" style:parent-style-name="Standard">
      <style:paragraph-properties fo:text-align="start" style:justify-single-word="false"/>
      <style:text-properties fo:font-size="15pt" officeooo:rsid="0020dd00" officeooo:paragraph-rsid="0020dd00" style:font-size-asian="15pt" style:font-size-complex="15pt"/>
    </style:style>
    <style:style style:name="P14" style:family="paragraph" style:parent-style-name="Standard">
      <style:paragraph-properties fo:text-align="start" style:justify-single-word="false"/>
      <style:text-properties fo:font-size="15pt" officeooo:rsid="002d6487" officeooo:paragraph-rsid="002d6487" style:font-size-asian="15pt" style:font-size-complex="15pt"/>
    </style:style>
    <style:style style:name="P15" style:family="paragraph" style:parent-style-name="Standard">
      <style:paragraph-properties fo:text-align="start" style:justify-single-word="false"/>
      <style:text-properties fo:font-size="15pt" officeooo:rsid="00273553" officeooo:paragraph-rsid="00273553" style:font-size-asian="15pt" style:font-size-complex="15pt"/>
    </style:style>
    <style:style style:name="T1" style:family="text">
      <style:text-properties officeooo:rsid="001f188a"/>
    </style:style>
    <style:style style:name="T2" style:family="text">
      <style:text-properties officeooo:rsid="0020ea8d"/>
    </style:style>
    <style:style style:name="T3" style:family="text">
      <style:text-properties officeooo:rsid="0022b483"/>
    </style:style>
    <style:style style:name="T4" style:family="text">
      <style:text-properties officeooo:rsid="002567ce"/>
    </style:style>
    <style:style style:name="T5" style:family="text">
      <style:text-properties officeooo:rsid="0026dab5"/>
    </style:style>
    <style:style style:name="T6" style:family="text">
      <style:text-properties officeooo:rsid="002847fd"/>
    </style:style>
    <style:style style:name="T7" style:family="text">
      <style:text-properties officeooo:rsid="002bfc01"/>
    </style:style>
    <style:style style:name="T8" style:family="text">
      <style:text-properties officeooo:rsid="002c14eb"/>
    </style:style>
    <style:style style:name="T9" style:family="text">
      <style:text-properties officeooo:rsid="002cc06c"/>
    </style:style>
    <style:style style:name="T10" style:family="text">
      <style:text-properties officeooo:rsid="002d648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Characterizing videos and users in Netflix</text:p>
      <text:p text:style-name="P1"/>
      <text:p text:style-name="P6">RQ0:</text:p>
      <text:p text:style-name="P6">How many unique users and videos are there in this dataset?</text:p>
      <text:p text:style-name="P6">Answer:</text:p>
      <text:p text:style-name="P6">Users = 480189</text:p>
      <text:p text:style-name="P6">Movies = 17770</text:p>
      <text:p text:style-name="P1"/>
      <text:p text:style-name="P2">RQ1: </text:p>
      <text:p text:style-name="P2">What are the top most rated videos (movies, series, documentary etc.) on Netflix?</text:p>
      <text:p text:style-name="P2">Show the first 50 with their names and average rating <text:span text:style-name="T1">(for your convenience we show all the videos so you can compare).</text:span></text:p>
      <text:p text:style-name="P2"/>
      <text:p text:style-name="P3">RQ2:</text:p>
      <text:p text:style-name="P3">What are the rating distrubition of Netflix videos?</text:p>
      <text:p text:style-name="P3">Draw a cumulitive distribution function (CDF) for all the rating<text:span text:style-name="T6">s</text:span> combining all the videos. <text:span text:style-name="T2">This research question, naively, will help understand the quality of Netflix videos!</text:span></text:p>
      <text:p text:style-name="P3"/>
      <text:p text:style-name="P10"><text:span text:style-name="T4">RQ3: </text:span><text:s/><text:span text:style-name="T3">Actually the result of RQ2 can be very much dominated by a few movies (they have so many users and many high ratings because they are extraordinary movies/series, such as the lord of the rings, and the breaking bad). <text:s/>Better, we should take one rating from each movies (median) and then draw the CDF. </text:span></text:p>
      <text:p text:style-name="P10"/>
      <text:p text:style-name="P11">***Don’t consider movies with less than 50 users. <text:s/></text:p>
      <text:p text:style-name="P11"/>
      <text:p text:style-name="P11"><text:span text:style-name="T7">Hint: </text:span>For draw<text:span text:style-name="T7">ing the</text:span> CDF of medians, we need to first convert the floating point medians to rounded integer (use the round function in python), and then typecast to integer if necessary.</text:p>
      <text:p text:style-name="P3"/>
      <text:p text:style-name="P4">RQ<text:span text:style-name="T5">4</text:span>:</text:p>
      <text:p text:style-name="P4"/>
      <text:p text:style-name="P4">Does phychology play a role in movie rating? <text:span text:style-name="T8">How true it is that sometimes rating depend more on a user’s attitude than a actual movie’s quality?</text:span></text:p>
      <text:p text:style-name="P4">Draw 4 different CDFs <text:span text:style-name="T9">(in one graph)</text:span> of rating for these 4 users <text:span text:style-name="T2">(1488844,1248029,880166,543865)</text:span>. Are they very different in behavior?</text:p>
      <text:p text:style-name="P4"/>
      <text:p text:style-name="P4"/>
      <text:p text:style-name="P4"/>
      <text:p text:style-name="P5"><text:soft-page-break/>RQ<text:span text:style-name="T5">5</text:span>:</text:p>
      <text:p text:style-name="P5"/>
      <text:p text:style-name="P14">Hey, let’s build a movie recommender. Yes, I am serious. Say, I watched one movie, what other movies should I watch based on my interest on that movie?</text:p>
      <text:p text:style-name="P14"/>
      <text:p text:style-name="P7">What are the 50 most similar movies <text:span text:style-name="T10">(considering users’ common interests)</text:span> for a given movie ID?</text:p>
      <text:p text:style-name="P7"/>
      <text:p text:style-name="P8">***Consider movies with at least 50 users. </text:p>
      <text:p text:style-name="P8"/>
      <text:p text:style-name="P7">Formula for calculating similarity:</text:p>
      <text:p text:style-name="P5">A ^ B/ A U B (<text:span text:style-name="T10">Watch the video to understand more</text:span>).</text:p>
      <text:p text:style-name="P5"/>
      <text:p text:style-name="P4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1T16:37:27.164347347</meta:creation-date>
    <dc:date>2019-09-14T01:14:43.474504573</dc:date>
    <meta:editing-duration>PT11H43M5S</meta:editing-duration>
    <meta:editing-cycles>21</meta:editing-cycles>
    <meta:generator>LibreOffice/6.0.7.3$Linux_X86_64 LibreOffice_project/00m0$Build-3</meta:generator>
    <meta:print-date>2019-09-11T16:58:12.552469017</meta:print-date>
    <meta:document-statistic meta:table-count="0" meta:image-count="0" meta:object-count="0" meta:page-count="2" meta:paragraph-count="24" meta:word-count="306" meta:character-count="1782" meta:non-whitespace-character-count="1493"/>
  </office:meta>
</office:document-meta>
</file>